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02.416666666667" calcext:value-type="float">
            <text:p>202.4166666667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22.583333333333" calcext:value-type="float">
            <text:p>422.583333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indeling in mappen 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werken aan webservice &amp; mailen poster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1H45M00S" calcext:value-type="time">
            <text:p>11:45</text:p>
          </table:table-cell>
          <table:table-cell table:formula="of:=MOD(([.C84]-[.B84])*24;24)" office:value-type="float" office:value="3" calcext:value-type="float">
            <text:p>3.00</text:p>
          </table:table-cell>
          <table:table-cell table:formula="of:=SUM([.$D$4:.$D84])" office:value-type="float" office:value="202.416666666667" calcext:value-type="float">
            <text:p>202.42</text:p>
          </table:table-cell>
          <table:table-cell table:formula="of:=625-[.E84]" office:value-type="float" office:value="422.583333333333" calcext:value-type="float">
            <text:p>422.58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85]-[.B85])*24;24)" office:value-type="float" office:value="0" calcext:value-type="float">
            <text:p>0.00</text:p>
          </table:table-cell>
          <table:table-cell table:formula="of:=SUM([.$D$4:.$D85])" office:value-type="float" office:value="202.416666666667" calcext:value-type="float">
            <text:p>202.42</text:p>
          </table:table-cell>
          <table:table-cell table:formula="of:=625-[.E85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6]-[.B86])*24;24)" office:value-type="float" office:value="0" calcext:value-type="float">
            <text:p>0.00</text:p>
          </table:table-cell>
          <table:table-cell table:formula="of:=SUM([.$D$4:.$D86])" office:value-type="float" office:value="202.416666666667" calcext:value-type="float">
            <text:p>202.42</text:p>
          </table:table-cell>
          <table:table-cell table:formula="of:=625-[.E86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202.416666666667" calcext:value-type="float">
            <text:p>202.42</text:p>
          </table:table-cell>
          <table:table-cell table:formula="of:=625-[.E87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202.416666666667" calcext:value-type="float">
            <text:p>202.42</text:p>
          </table:table-cell>
          <table:table-cell table:formula="of:=625-[.E88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202.416666666667" calcext:value-type="float">
            <text:p>202.42</text:p>
          </table:table-cell>
          <table:table-cell table:formula="of:=625-[.E89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202.416666666667" calcext:value-type="float">
            <text:p>202.42</text:p>
          </table:table-cell>
          <table:table-cell table:formula="of:=625-[.E90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202.416666666667" calcext:value-type="float">
            <text:p>202.42</text:p>
          </table:table-cell>
          <table:table-cell table:formula="of:=625-[.E91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202.416666666667" calcext:value-type="float">
            <text:p>202.42</text:p>
          </table:table-cell>
          <table:table-cell table:formula="of:=625-[.E92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202.416666666667" calcext:value-type="float">
            <text:p>202.42</text:p>
          </table:table-cell>
          <table:table-cell table:formula="of:=625-[.E93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02.416666666667" calcext:value-type="float">
            <text:p>202.42</text:p>
          </table:table-cell>
          <table:table-cell table:formula="of:=625-[.E94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02.416666666667" calcext:value-type="float">
            <text:p>202.42</text:p>
          </table:table-cell>
          <table:table-cell table:formula="of:=625-[.E95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02.416666666667" calcext:value-type="float">
            <text:p>202.42</text:p>
          </table:table-cell>
          <table:table-cell table:formula="of:=625-[.E96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02.416666666667" calcext:value-type="float">
            <text:p>202.42</text:p>
          </table:table-cell>
          <table:table-cell table:formula="of:=625-[.E97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02.416666666667" calcext:value-type="float">
            <text:p>202.42</text:p>
          </table:table-cell>
          <table:table-cell table:formula="of:=625-[.E98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02.416666666667" calcext:value-type="float">
            <text:p>202.42</text:p>
          </table:table-cell>
          <table:table-cell table:formula="of:=625-[.E99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02.416666666667" calcext:value-type="float">
            <text:p>202.42</text:p>
          </table:table-cell>
          <table:table-cell table:formula="of:=625-[.E100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02.416666666667" calcext:value-type="float">
            <text:p>202.42</text:p>
          </table:table-cell>
          <table:table-cell table:formula="of:=625-[.E101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02.416666666667" calcext:value-type="float">
            <text:p>202.42</text:p>
          </table:table-cell>
          <table:table-cell table:formula="of:=625-[.E102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02.416666666667" calcext:value-type="float">
            <text:p>202.42</text:p>
          </table:table-cell>
          <table:table-cell table:formula="of:=625-[.E103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02.416666666667" calcext:value-type="float">
            <text:p>202.42</text:p>
          </table:table-cell>
          <table:table-cell table:formula="of:=625-[.E104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02.416666666667" calcext:value-type="float">
            <text:p>202.42</text:p>
          </table:table-cell>
          <table:table-cell table:formula="of:=625-[.E105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02.416666666667" calcext:value-type="float">
            <text:p>202.42</text:p>
          </table:table-cell>
          <table:table-cell table:formula="of:=625-[.E106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02.416666666667" calcext:value-type="float">
            <text:p>202.42</text:p>
          </table:table-cell>
          <table:table-cell table:formula="of:=625-[.E107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02.416666666667" calcext:value-type="float">
            <text:p>202.42</text:p>
          </table:table-cell>
          <table:table-cell table:formula="of:=625-[.E108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02.416666666667" calcext:value-type="float">
            <text:p>202.42</text:p>
          </table:table-cell>
          <table:table-cell table:formula="of:=625-[.E109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02.416666666667" calcext:value-type="float">
            <text:p>202.42</text:p>
          </table:table-cell>
          <table:table-cell table:formula="of:=625-[.E110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02.416666666667" calcext:value-type="float">
            <text:p>202.42</text:p>
          </table:table-cell>
          <table:table-cell table:formula="of:=625-[.E111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02.416666666667" calcext:value-type="float">
            <text:p>202.42</text:p>
          </table:table-cell>
          <table:table-cell table:formula="of:=625-[.E112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02.416666666667" calcext:value-type="float">
            <text:p>202.42</text:p>
          </table:table-cell>
          <table:table-cell table:formula="of:=625-[.E113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02.416666666667" calcext:value-type="float">
            <text:p>202.42</text:p>
          </table:table-cell>
          <table:table-cell table:formula="of:=625-[.E114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02.416666666667" calcext:value-type="float">
            <text:p>202.42</text:p>
          </table:table-cell>
          <table:table-cell table:formula="of:=625-[.E115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02.416666666667" calcext:value-type="float">
            <text:p>202.42</text:p>
          </table:table-cell>
          <table:table-cell table:formula="of:=625-[.E116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02.416666666667" calcext:value-type="float">
            <text:p>202.42</text:p>
          </table:table-cell>
          <table:table-cell table:formula="of:=625-[.E117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02.416666666667" calcext:value-type="float">
            <text:p>202.42</text:p>
          </table:table-cell>
          <table:table-cell table:formula="of:=625-[.E118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02.416666666667" calcext:value-type="float">
            <text:p>202.42</text:p>
          </table:table-cell>
          <table:table-cell table:formula="of:=625-[.E119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02.416666666667" calcext:value-type="float">
            <text:p>202.42</text:p>
          </table:table-cell>
          <table:table-cell table:formula="of:=625-[.E120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02.416666666667" calcext:value-type="float">
            <text:p>202.42</text:p>
          </table:table-cell>
          <table:table-cell table:formula="of:=625-[.E121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02.416666666667" calcext:value-type="float">
            <text:p>202.42</text:p>
          </table:table-cell>
          <table:table-cell table:formula="of:=625-[.E122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02.416666666667" calcext:value-type="float">
            <text:p>202.42</text:p>
          </table:table-cell>
          <table:table-cell table:formula="of:=625-[.E123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02.416666666667" calcext:value-type="float">
            <text:p>202.42</text:p>
          </table:table-cell>
          <table:table-cell table:formula="of:=625-[.E124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02.416666666667" calcext:value-type="float">
            <text:p>202.42</text:p>
          </table:table-cell>
          <table:table-cell table:formula="of:=625-[.E125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02.416666666667" calcext:value-type="float">
            <text:p>202.42</text:p>
          </table:table-cell>
          <table:table-cell table:formula="of:=625-[.E126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02.416666666667" calcext:value-type="float">
            <text:p>202.42</text:p>
          </table:table-cell>
          <table:table-cell table:formula="of:=625-[.E127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02.416666666667" calcext:value-type="float">
            <text:p>202.42</text:p>
          </table:table-cell>
          <table:table-cell table:formula="of:=625-[.E128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02.416666666667" calcext:value-type="float">
            <text:p>202.42</text:p>
          </table:table-cell>
          <table:table-cell table:formula="of:=625-[.E129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02.416666666667" calcext:value-type="float">
            <text:p>202.42</text:p>
          </table:table-cell>
          <table:table-cell table:formula="of:=625-[.E130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02.416666666667" calcext:value-type="float">
            <text:p>202.42</text:p>
          </table:table-cell>
          <table:table-cell table:formula="of:=625-[.E131]" office:value-type="float" office:value="422.583333333333" calcext:value-type="float">
            <text:p>422.58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09:05:13.546983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1T11:44:38.448148431</dc:date>
    <meta:editing-duration>P2DT15H39M28S</meta:editing-duration>
    <meta:editing-cycles>109</meta:editing-cycles>
    <meta:generator>LibreOffice/4.1.5.3$Linux_X86_64 LibreOffice_project/410m0$Build-3</meta:generator>
    <meta:document-statistic meta:table-count="1" meta:cell-count="687" meta:object-count="0"/>
  </office:meta>
</office:document-meta>
</file>